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AL" svg:font-family="aRAL"/>
    <style:font-face style:name="aRISL" svg:font-family="aRIS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" fo:font-weight="bold" officeooo:rsid="00025f61" officeooo:paragraph-rsid="00025f6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normal" officeooo:paragraph-rsid="00070566" style:font-size-asian="13pt" style:font-size-complex="13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font-style="normal" fo:font-weight="normal" officeooo:rsid="00070566" officeooo:paragraph-rsid="00070566" style:font-size-asian="13pt" style:font-size-complex="13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25f61" officeooo:paragraph-rsid="00025f6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3c224" officeooo:paragraph-rsid="0003c224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paragraph-rsid="00044c49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paragraph-rsid="000565dd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paragraph-rsid="0005c016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paragraph-rsid="00070566" style:font-size-asian="13pt" style:font-size-complex="13pt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44c49" officeooo:paragraph-rsid="00044c49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44c49" officeooo:paragraph-rsid="0003c224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5c016" officeooo:paragraph-rsid="0005c016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normal" officeooo:rsid="00070566" officeooo:paragraph-rsid="00070566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565dd" officeooo:paragraph-rsid="000565dd" style:font-size-asian="13pt" style:font-weight-asian="bold" style:font-size-complex="13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44c49" officeooo:paragraph-rsid="00044c49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paragraph-rsid="00044c49" style:font-size-asian="13pt" style:font-weight-asian="bold" style:font-size-complex="13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paragraph-rsid="00070566" style:font-size-asian="13pt" style:font-weight-asian="bold" style:font-size-complex="13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3c224" officeooo:paragraph-rsid="0003c224" style:font-size-asian="13pt" style:font-weight-asian="bold" style:font-size-complex="13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25f61" officeooo:paragraph-rsid="00025f6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5c016" officeooo:paragraph-rsid="0005c016" style:font-size-asian="13pt" style:font-weight-asian="bold" style:font-size-complex="13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font-name="Liberation Serif" fo:font-size="13pt" fo:font-weight="bold" officeooo:rsid="00070566" officeooo:paragraph-rsid="00070566" style:font-size-asian="13pt" style:font-weight-asian="bold" style:font-size-complex="13pt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font-name="Liberation Serif" fo:font-size="13pt" officeooo:paragraph-rsid="00070566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font-name="Liberation Serif" fo:font-size="13pt" officeooo:rsid="00070566" officeooo:paragraph-rsid="00070566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color="#ff0000" loext:opacity="100%" style:font-name="Liberation Serif" fo:font-size="13pt" fo:font-weight="normal" officeooo:paragraph-rsid="0005c016" style:font-size-asian="13pt" style:font-size-complex="13pt"/>
    </style:style>
    <style:style style:name="T1" style:family="text">
      <style:text-properties officeooo:rsid="0003c224"/>
    </style:style>
    <style:style style:name="T2" style:family="text">
      <style:text-properties fo:font-variant="normal" fo:text-transform="none" fo:color="#374151" loext:opacity="100%" style:font-name="S hne" fo:font-size="9.60000038146973pt" fo:letter-spacing="normal" fo:font-style="normal" style:font-weight-asian="normal" style:font-weight-complex="normal"/>
    </style:style>
    <style:style style:name="T3" style:family="text">
      <style:text-properties fo:font-variant="normal" fo:text-transform="none" fo:color="#374151" loext:opacity="100%" style:font-name="S hne" fo:font-size="9.60000038146973pt" fo:letter-spacing="normal" fo:font-style="normal" style:font-size-asian="13pt" style:font-weight-asian="normal" style:font-size-complex="13pt" style:font-weight-complex="normal"/>
    </style:style>
    <style:style style:name="T4" style:family="text">
      <style:text-properties fo:font-variant="normal" fo:text-transform="none" fo:color="#374151" loext:opacity="100%" style:font-name="S hne" fo:font-size="9.60000038146973pt" fo:letter-spacing="normal" fo:font-style="normal" officeooo:rsid="0005c016" style:font-size-asian="13pt" style:font-weight-asian="normal" style:font-size-complex="13pt" style:font-weight-complex="normal"/>
    </style:style>
    <style:style style:name="T5" style:family="text">
      <style:text-properties fo:font-variant="normal" fo:text-transform="none" fo:color="#374151" loext:opacity="100%" style:font-name="S hne" fo:font-size="9.60000038146973pt" fo:letter-spacing="normal" fo:font-style="normal" officeooo:rsid="000647f2" style:font-size-asian="13pt" style:font-weight-asian="normal" style:font-size-complex="13pt" style:font-weight-complex="normal"/>
    </style:style>
    <style:style style:name="T6" style:family="text">
      <style:text-properties fo:font-variant="normal" fo:text-transform="none" fo:color="#374151" loext:opacity="100%" style:font-name="S hne" fo:font-size="9.60000038146973pt" fo:letter-spacing="normal" fo:font-style="normal" officeooo:rsid="00070566" style:font-size-asian="13pt" style:font-weight-asian="normal" style:font-size-complex="13pt" style:font-weight-complex="normal"/>
    </style:style>
    <style:style style:name="T7" style:family="text">
      <style:text-properties fo:font-variant="normal" fo:text-transform="none" fo:color="#374151" loext:opacity="100%" style:font-name="S hne" fo:font-size="9.60000038146973pt" fo:letter-spacing="normal" fo:font-style="normal" fo:font-weight="normal" officeooo:rsid="00070566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374151" loext:opacity="100%" style:font-name="S hne" fo:font-size="9.60000038146973pt" fo:letter-spacing="normal" fo:font-style="normal" fo:font-weight="normal" officeooo:rsid="00070566" style:font-size-asian="13pt" style:font-style-asian="normal" style:font-weight-asian="normal" style:font-size-complex="13pt" style:font-weight-complex="normal"/>
    </style:style>
    <style:style style:name="T9" style:family="text">
      <style:text-properties fo:font-variant="normal" fo:text-transform="none" fo:color="#374151" loext:opacity="100%" fo:font-size="9.60000038146973pt" fo:letter-spacing="normal" fo:font-style="normal" style:font-weight-asian="normal" style:font-weight-complex="normal"/>
    </style:style>
    <style:style style:name="T10" style:family="text">
      <style:text-properties fo:font-variant="normal" fo:text-transform="none" fo:color="#374151" loext:opacity="100%" fo:font-size="9.60000038146973pt" fo:letter-spacing="normal" fo:font-style="normal" style:font-size-asian="13pt" style:font-weight-asian="normal" style:font-size-complex="13pt" style:font-weight-complex="normal"/>
    </style:style>
    <style:style style:name="T11" style:family="text">
      <style:text-properties fo:font-variant="normal" fo:text-transform="none" fo:color="#374151" loext:opacity="100%" fo:font-size="9.60000038146973pt" fo:letter-spacing="normal" fo:font-style="normal" officeooo:rsid="0005c016" style:font-size-asian="13pt" style:font-weight-asian="normal" style:font-size-complex="13pt" style:font-weight-complex="normal"/>
    </style:style>
    <style:style style:name="T12" style:family="text">
      <style:text-properties fo:font-variant="normal" fo:text-transform="none" fo:color="#374151" loext:opacity="100%" fo:font-size="9.60000038146973pt" fo:letter-spacing="normal" fo:font-style="normal" officeooo:rsid="000647f2" style:font-size-asian="13pt" style:font-weight-asian="normal" style:font-size-complex="13pt" style:font-weight-complex="normal"/>
    </style:style>
    <style:style style:name="T13" style:family="text">
      <style:text-properties fo:font-variant="normal" fo:text-transform="none" fo:color="#374151" loext:opacity="100%" fo:font-size="9.60000038146973pt" fo:letter-spacing="normal" fo:font-style="normal" officeooo:rsid="00070566" style:font-size-asian="13pt" style:font-weight-asian="normal" style:font-size-complex="13pt" style:font-weight-complex="normal"/>
    </style:style>
    <style:style style:name="T14" style:family="text">
      <style:text-properties fo:font-variant="normal" fo:text-transform="none" fo:color="#374151" loext:opacity="100%" fo:font-size="9.60000038146973pt" fo:letter-spacing="normal" fo:font-style="normal" fo:font-weight="normal" officeooo:rsid="00070566" style:font-size-asian="13pt" style:font-weight-asian="normal" style:font-size-complex="13pt" style:font-weight-complex="normal"/>
    </style:style>
    <style:style style:name="T15" style:family="text">
      <style:text-properties fo:font-variant="normal" fo:text-transform="none" fo:color="#374151" loext:opacity="100%" fo:font-size="9.60000038146973pt" fo:letter-spacing="normal" fo:font-style="normal" fo:font-weight="normal" officeooo:rsid="00070566" style:font-size-asian="13pt" style:font-style-asian="normal" style:font-weight-asian="normal" style:font-size-complex="13pt" style:font-weight-complex="normal"/>
    </style:style>
    <style:style style:name="T16" style:family="text">
      <style:text-properties fo:font-variant="normal" fo:text-transform="none" fo:color="#374151" loext:opacity="100%" fo:letter-spacing="normal" fo:font-style="normal" style:font-weight-asian="normal" style:font-weight-complex="normal"/>
    </style:style>
    <style:style style:name="T17" style:family="text">
      <style:text-properties fo:font-variant="normal" fo:text-transform="none" fo:color="#374151" loext:opacity="100%" fo:letter-spacing="normal" fo:font-style="normal" officeooo:rsid="0005c016" style:font-weight-asian="normal" style:font-weight-complex="normal"/>
    </style:style>
    <style:style style:name="T18" style:family="text">
      <style:text-properties fo:font-variant="normal" fo:text-transform="none" fo:color="#374151" loext:opacity="100%" fo:letter-spacing="normal" fo:font-style="normal" officeooo:rsid="000647f2" style:font-weight-asian="normal" style:font-weight-complex="normal"/>
    </style:style>
    <style:style style:name="T19" style:family="text">
      <style:text-properties fo:font-variant="normal" fo:text-transform="none" fo:color="#374151" loext:opacity="100%" fo:letter-spacing="normal" fo:font-style="normal" officeooo:rsid="00070566" style:font-weight-asian="normal" style:font-weight-complex="normal"/>
    </style:style>
    <style:style style:name="T20" style:family="text">
      <style:text-properties fo:font-variant="normal" fo:text-transform="none" fo:color="#374151" loext:opacity="100%" fo:letter-spacing="normal" fo:font-style="normal" fo:font-weight="normal" officeooo:rsid="00070566" style:font-weight-asian="normal" style:font-weight-complex="normal"/>
    </style:style>
    <style:style style:name="T21" style:family="text">
      <style:text-properties fo:font-variant="normal" fo:text-transform="none" fo:color="#374151" loext:opacity="100%" fo:letter-spacing="normal" fo:font-style="normal" fo:font-weight="normal" officeooo:rsid="00070566" style:font-style-asian="normal" style:font-weight-asian="normal" style:font-weight-complex="normal"/>
    </style:style>
    <style:style style:name="T22" style:family="text">
      <style:text-properties fo:font-variant="normal" fo:text-transform="none" fo:letter-spacing="normal" fo:font-style="normal"/>
    </style:style>
    <style:style style:name="T23" style:family="text">
      <style:text-properties fo:font-variant="normal" fo:text-transform="none" fo:letter-spacing="normal" fo:font-style="normal" style:font-weight-asian="normal" style:font-weight-complex="normal"/>
    </style:style>
    <style:style style:name="T24" style:family="text">
      <style:text-properties fo:font-variant="normal" fo:text-transform="none" fo:letter-spacing="normal" fo:font-style="normal" officeooo:rsid="0003c224" style:font-weight-asian="normal" style:font-weight-complex="normal"/>
    </style:style>
    <style:style style:name="T25" style:family="text">
      <style:text-properties fo:font-variant="normal" fo:text-transform="none" fo:letter-spacing="normal" fo:font-style="normal" officeooo:rsid="00044c49" style:font-weight-asian="normal" style:font-weight-complex="normal"/>
    </style:style>
    <style:style style:name="T26" style:family="text">
      <style:text-properties fo:font-variant="normal" fo:text-transform="none" fo:letter-spacing="normal" fo:font-style="normal" officeooo:rsid="000565dd" style:font-weight-asian="normal" style:font-weight-complex="normal"/>
    </style:style>
    <style:style style:name="T27" style:family="text">
      <style:text-properties fo:font-variant="normal" fo:text-transform="none" fo:letter-spacing="normal" fo:font-style="normal" officeooo:rsid="0005c016" style:font-weight-asian="normal" style:font-weight-complex="normal"/>
    </style:style>
    <style:style style:name="T28" style:family="text">
      <style:text-properties fo:font-variant="normal" fo:text-transform="none" fo:letter-spacing="normal" fo:font-style="normal" officeooo:rsid="000647f2" style:font-weight-asian="normal" style:font-weight-complex="normal"/>
    </style:style>
    <style:style style:name="T29" style:family="text">
      <style:text-properties fo:font-variant="normal" fo:text-transform="none" fo:letter-spacing="normal" fo:font-style="normal" officeooo:rsid="00070566" style:font-weight-asian="normal" style:font-weight-complex="normal"/>
    </style:style>
    <style:style style:name="T30" style:family="text">
      <style:text-properties fo:font-variant="normal" fo:text-transform="none" fo:letter-spacing="normal" fo:font-style="normal" officeooo:rsid="00044c49" style:font-size-asian="13pt" style:font-weight-asian="normal" style:font-size-complex="13pt" style:font-weight-complex="normal"/>
    </style:style>
    <style:style style:name="T31" style:family="text">
      <style:text-properties fo:font-variant="normal" fo:text-transform="none" fo:letter-spacing="normal" fo:font-style="normal" officeooo:rsid="0005c016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letter-spacing="normal" fo:font-style="normal" officeooo:rsid="0003c224"/>
    </style:style>
    <style:style style:name="T33" style:family="text">
      <style:text-properties fo:font-variant="normal" fo:text-transform="none" fo:letter-spacing="normal" fo:font-style="normal" officeooo:rsid="00044c49"/>
    </style:style>
    <style:style style:name="T34" style:family="text">
      <style:text-properties fo:font-variant="normal" fo:text-transform="none" fo:letter-spacing="normal" fo:font-style="normal" fo:font-weight="normal" officeooo:rsid="00070566" style:font-weight-asian="normal" style:font-weight-complex="normal"/>
    </style:style>
    <style:style style:name="T35" style:family="text">
      <style:text-properties fo:font-variant="normal" fo:text-transform="none" fo:letter-spacing="normal" fo:font-style="normal" fo:font-weight="normal" officeooo:rsid="00070566" style:font-style-asian="normal" style:font-weight-asian="normal" style:font-weight-complex="normal"/>
    </style:style>
    <style:style style:name="T36" style:family="text">
      <style:text-properties fo:font-variant="normal" fo:text-transform="none" fo:letter-spacing="normal" fo:font-style="normal" fo:font-weight="normal" style:font-style-asian="normal" style:font-weight-asian="normal" style:font-weight-complex="normal"/>
    </style:style>
    <style:style style:name="T37" style:family="text">
      <style:text-properties fo:font-variant="normal" fo:text-transform="none" fo:letter-spacing="normal" fo:font-style="normal" officeooo:rsid="00070566"/>
    </style:style>
    <style:style style:name="T38" style:family="text">
      <style:text-properties fo:font-variant="normal" fo:text-transform="none" fo:letter-spacing="normal" fo:font-style="normal" officeooo:rsid="00070566" style:font-style-asian="normal" style:font-weight-asian="normal" style:font-weight-complex="normal"/>
    </style:style>
    <style:style style:name="T39" style:family="text">
      <style:text-properties fo:font-variant="normal" fo:text-transform="none" fo:letter-spacing="normal" fo:font-style="normal" style:font-style-asian="normal" style:font-weight-asian="normal" style:font-weight-complex="normal"/>
    </style:style>
    <style:style style:name="T40" style:family="text">
      <style:text-properties fo:font-variant="normal" fo:text-transform="none" fo:color="#808080" loext:opacity="100%" style:font-name="JetBrains Mono" fo:font-size="10pt" fo:letter-spacing="normal" fo:font-style="normal" fo:font-weight="normal" style:font-size-asian="10pt" style:font-style-asian="normal" style:font-weight-asian="normal" style:font-size-complex="13pt" style:font-weight-complex="normal"/>
    </style:style>
    <style:style style:name="T41" style:family="text">
      <style:text-properties fo:font-variant="normal" fo:text-transform="none" fo:color="#808080" loext:opacity="100%" fo:font-size="10pt" fo:letter-spacing="normal" fo:font-style="normal" fo:font-weight="normal" style:font-size-asian="10pt" style:font-style-asian="normal" style:font-weight-asian="normal" style:font-size-complex="13pt" style:font-weight-complex="normal"/>
    </style:style>
    <style:style style:name="T42" style:family="text">
      <style:text-properties fo:font-variant="normal" fo:text-transform="none" fo:color="#808080" loext:opacity="100%" fo:letter-spacing="normal" fo:font-style="normal" fo:font-weight="normal" style:font-style-asian="normal" style:font-weight-asian="normal" style:font-weight-complex="normal"/>
    </style:style>
    <style:style style:name="T43" style:family="text">
      <style:text-properties style:font-weight-asian="normal" style:font-weight-complex="normal"/>
    </style:style>
    <style:style style:name="T44" style:family="text">
      <style:text-properties officeooo:rsid="0003c224" style:font-weight-asian="normal" style:font-weight-complex="normal"/>
    </style:style>
    <style:style style:name="T45" style:family="text">
      <style:text-properties officeooo:rsid="00070566" style:font-weight-asian="normal" style:font-weight-complex="normal"/>
    </style:style>
    <style:style style:name="T46" style:family="text">
      <style:text-properties fo:color="#808080" loext:opacity="100%" style:font-name="JetBrains Mono1" fo:font-size="10pt" fo:font-style="normal" fo:font-weight="normal" style:font-size-asian="10pt" style:font-style-asian="normal" style:font-weight-asian="normal"/>
    </style:style>
    <style:style style:name="T47" style:family="text">
      <style:text-properties fo:color="#808080" loext:opacity="100%" style:font-name="JetBrains Mono1" fo:font-size="10pt" fo:font-style="normal" fo:font-weight="normal" officeooo:rsid="00070566" style:font-size-asian="10pt" style:font-style-asian="normal" style:font-weight-asian="normal"/>
    </style:style>
    <style:style style:name="T48" style:family="text">
      <style:text-properties fo:color="#808080" loext:opacity="100%" fo:font-size="10pt" fo:font-style="normal" fo:font-weight="normal" style:font-size-asian="10pt" style:font-style-asian="normal" style:font-weight-asian="normal"/>
    </style:style>
    <style:style style:name="T49" style:family="text">
      <style:text-properties fo:color="#808080" loext:opacity="100%" fo:font-size="10pt" fo:font-style="normal" fo:font-weight="normal" officeooo:rsid="00070566" style:font-size-asian="10pt" style:font-style-asian="normal" style:font-weight-asian="normal"/>
    </style:style>
    <style:style style:name="T50" style:family="text">
      <style:text-properties fo:color="#808080" loext:opacity="100%" fo:font-style="normal" fo:font-weight="normal" style:font-style-asian="normal" style:font-weight-asian="normal"/>
    </style:style>
    <style:style style:name="T51" style:family="text">
      <style:text-properties fo:color="#808080" loext:opacity="100%" fo:font-style="normal" fo:font-weight="normal" officeooo:rsid="00070566" style:font-style-asian="normal" style:font-weight-asian="normal"/>
    </style:style>
    <style:style style:name="T52" style:family="text">
      <style:text-properties style:font-size-asian="13pt" style:font-weight-asian="normal" style:font-size-complex="13pt" style:font-weight-complex="normal"/>
    </style:style>
    <style:style style:name="T53" style:family="text">
      <style:text-properties officeooo:rsid="00070566" style:font-size-asian="13pt" style:font-weight-asian="normal" style:font-size-complex="13pt" style:font-weight-complex="normal"/>
    </style:style>
    <style:style style:name="T54" style:family="text">
      <style:text-properties fo:font-style="normal" fo:font-weight="normal" style:font-style-asian="normal" style:font-weight-asian="normal"/>
    </style:style>
    <style:style style:name="T55" style:family="text">
      <style:text-properties fo:font-style="normal" fo:font-weight="normal" officeooo:rsid="00070566" style:font-style-asian="normal" style:font-weight-asian="normal"/>
    </style:style>
    <style:style style:name="T56" style:family="text">
      <style:text-properties fo:font-style="normal" style:font-style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itos Básicos </text:p>
      <text:p text:style-name="P1"/>
      <text:p text:style-name="P1"/>
      <text:p text:style-name="P19">1. Caixa Branca (Estrutural)</text:p>
      <text:p text:style-name="P4"><text:tab/>Testador tem acesso e conhecimento interno do código fonte.</text:p>
      <text:p text:style-name="P4"/>
      <text:p text:style-name="P19">2. Caixa Preta (Funcional)</text:p>
      <text:p text:style-name="P4"><text:tab/>Testador não tem conhecimento sobre o código fonte. Apenas entrada e saída são visíveis.</text:p>
      <text:p text:style-name="P4"/>
      <text:p text:style-name="P19">3. Abordagem Estrutural (Caixa Banca)</text:p>
      <text:p text:style-name="P4"><text:tab/>Garantir que todos os caminhos e estruturas de dados internos estejam corretas.</text:p>
      <text:p text:style-name="P4"/>
      <text:p text:style-name="P19">4. D<text:span text:style-name="T1">RIVER</text:span></text:p>
      <text:p text:style-name="P4"><text:tab/>Criado para testar uma unidade de código que depende de outros módulos ou componentes. Usados, normalmente, em testes de integração.</text:p>
      <text:p text:style-name="P4"/>
      <text:p text:style-name="P19">5. TDD (Test-Driven Development)</text:p>
      <text:p text:style-name="P4"><text:tab/>Escreva um teste que falhe.</text:p>
      <text:p text:style-name="P4"><text:tab/>Escreva um código para passar no teste.</text:p>
      <text:p text:style-name="P4"><text:tab/>Elimine a redundância.</text:p>
      <text:p text:style-name="P19"/>
      <text:p text:style-name="P19">6. STUBS</text:p>
      <text:p text:style-name="P4"><text:tab/>São implementações de código temporárias. <text:span text:style-name="T1">Definem respostas pré-definidas.</text:span></text:p>
      <text:p text:style-name="P4"/>
      <text:p text:style-name="P18">7. MOCKS</text:p>
      <text:p text:style-name="P5"><text:tab/>Replicam o comportamento de objetos reais sem depender de componentes internos, como banco de dados. Para fins de testes. “Cria objetos falsos”.</text:p>
      <text:p text:style-name="P5"/>
      <text:p text:style-name="P18">8. Persitência</text:p>
      <text:p text:style-name="P5"><text:tab/>Dados persistem, organizados em um meio não volátil. Ex: HD, SSD, CD, DVD.</text:p>
      <text:p text:style-name="P5"/>
      <text:p text:style-name="P18">9. JPA e Hibernate</text:p>
      <text:p text:style-name="P5"><text:tab/>JPA surge para abstrair grande quantidade do acesso e manipulação do BD.</text:p>
      <text:p text:style-name="P5"><text:tab/>Hibernate é um dos principais frameworks JPA, ele, por exemplo, realiza o mapeamento (OneToOne, OneToMany, ManyToOne, ManyToMany)</text:p>
      <text:p text:style-name="P5"/>
      <text:p text:style-name="P18">10. SQL</text:p>
      <text:p text:style-name="P6"><text:span text:style-name="T44"><text:tab/>É uma linguagem de consulta para interagir com o banco de dados relacionais. <text:tab/>(Modelo relacional </text:span><text:span text:style-name="T24">organiza os dados em tabelas com linhas e colunas, onde cada <text:tab/>tabela representa uma entidade e as colunas representam os atributos dessa entidade.).</text:span></text:p>
      <text:p text:style-name="P6"><text:span text:style-name="T24"/></text:p>
      <text:p text:style-name="P15"><text:span text:style-name="T32">1</text:span><text:span text:style-name="T22">0. OneToOne</text:span></text:p>
      <text:p text:style-name="P6"><text:span text:style-name="T25"><text:tab/>U</text:span><text:span text:style-name="T23">ma entidade em um lado do relacionamento está associada a apenas uma entidade no outro lado e vice-versa.</text:span></text:p>
      <text:p text:style-name="P6"><text:span text:style-name="T23"/></text:p>
      <text:p text:style-name="P6"><text:span text:style-name="T23"/></text:p>
      <text:p text:style-name="P6"><text:span text:style-name="T23"/></text:p>
      <text:p text:style-name="P15"><text:soft-page-break/><text:span text:style-name="T22">11. ManyToOne</text:span></text:p>
      <text:p text:style-name="P6"><text:span text:style-name="T25"><text:tab/></text:span><text:span text:style-name="T23">Neste tipo de relação, várias entidades em um lado do relacionamento estão associadas a apenas uma entidade no outro lado.</text:span></text:p>
      <text:p text:style-name="P6"><text:span text:style-name="T25"/></text:p>
      <text:p text:style-name="P15"><text:span text:style-name="T22">12. OneToMany </text:span></text:p>
      <text:p text:style-name="P6"><text:span text:style-name="T25"><text:tab/>U</text:span><text:span text:style-name="T23">ma entidade em um lado do relacionamento está associada a várias entidades no outro lado, mas cada entidade no outro lado está associada a apenas uma entidade no primeiro lado.</text:span></text:p>
      <text:p text:style-name="P6"><text:span text:style-name="T23"/></text:p>
      <text:p text:style-name="P16"><text:span text:style-name="T33">13.ManyToMany</text:span></text:p>
      <text:p text:style-name="P6"><text:span text:style-name="T25"><text:tab/>Neste tipo de relação, várias entidades em um lado do relacionamento estão associadas a várias entidades no outro lado, e vice-versa.</text:span></text:p>
      <text:p text:style-name="P11"><text:span text:style-name="T24"/></text:p>
      <text:p text:style-name="P15"><text:span text:style-name="T32">1</text:span><text:span text:style-name="T22">4. Cascade</text:span></text:p>
      <text:p text:style-name="P10"><text:span text:style-name="T23"><text:tab/>Quando usado as operações realizadas na entidade proprietária também é aplicada na entidade relacionada.</text:span></text:p>
      <text:p text:style-name="P10"><text:span text:style-name="T23"/></text:p>
      <text:p text:style-name="P15"><text:span text:style-name="T22">15. Fetch</text:span></text:p>
      <text:p text:style-name="P6"><text:span text:style-name="T25"><text:tab/>É</text:span><text:span text:style-name="T23"> usado em JPA para definir como as associações entre entidades devem ser buscadas e carregadas do banco de dados. </text:span><text:span text:style-name="T26">Dois tipos:<text:line-break/>Eager: Associação será recuperada imediatamente junto com a entidade proprietária sempre que a entidade for carregada do banco de dados. </text:span></text:p>
      <text:p text:style-name="P7"><text:span text:style-name="T26">Lazy: A </text:span><text:span text:style-name="T23">associação será carregada somente quando for acessada explicitamente através de um getter. Ou seja, os dados das entidades relacionadas só serão carregados do banco de dados quando a associação for solicitada.</text:span></text:p>
      <text:p text:style-name="P7"><text:span text:style-name="T23"/></text:p>
      <text:p text:style-name="P14"><text:span text:style-name="T22">16. MappedyBy</text:span></text:p>
      <text:p text:style-name="P7"><text:span text:style-name="T26"><text:tab/>É </text:span><text:span text:style-name="T23">um atributo usado em JPA para definir o lado proprietário de uma associação bidirecional entre entidades.</text:span></text:p>
      <text:p text:style-name="P7"><text:span text:style-name="T23"/></text:p>
      <text:p text:style-name="P14"><text:span text:style-name="T22">17. JoinColumn</text:span></text:p>
      <text:p text:style-name="P7"><text:span text:style-name="T26"><text:tab/>É</text:span><text:span text:style-name="T23"> uma anotação usada em JPA para mapear uma coluna específica que representa uma chave estrangeira em um relacionamento entre entidades. </text:span><text:span text:style-name="T26">(OneToOne,…)</text:span></text:p>
      <text:p text:style-name="P7"><text:span text:style-name="T26"/></text:p>
      <text:p text:style-name="P14"><text:span text:style-name="T22">18. Column</text:span></text:p>
      <text:p text:style-name="P7"><text:span text:style-name="T26"><text:tab/>É</text:span><text:span text:style-name="T23"> usada em JPA para mapear um atributo de uma entidade a uma coluna específica no banco de dados. </text:span><text:span text:style-name="T26">Column com nullable igual a false </text:span><text:span text:style-name="T23">indica que o atributo correspondente não pode ter um valor nulo (null) no banco de dados. </text:span></text:p>
      <text:p text:style-name="P7"><text:span text:style-name="T23"/></text:p>
      <text:p text:style-name="P14"><text:span text:style-name="T22">19. JsonProperty</text:span></text:p>
      <text:p text:style-name="P7"><text:span text:style-name="T26"><text:tab/>Processamento de JSON. P</text:span><text:span text:style-name="T23">ermite personalizar o mapeamento entre os campos de uma classe Java e as propriedades em um objeto JSON.</text:span></text:p>
      <text:p text:style-name="P7"><text:span text:style-name="T23"/></text:p>
      <text:p text:style-name="P20"><text:span text:style-name="T22">20. JSON e Banco de Dados</text:span></text:p>
      <text:p text:style-name="P12"><text:span text:style-name="T23"><text:tab/>Forma eficiente e estruturada de receber dados, as aplicações podem receber dados em formatos JSON, processá-los e armazená-los em um BD.</text:span></text:p>
      <text:p text:style-name="P12"><text:span text:style-name="T23"/></text:p>
      <text:p text:style-name="P12"><text:span text:style-name="T23"/></text:p>
      <text:p text:style-name="P20"><text:soft-page-break/><text:span text:style-name="T22">21. JSON e SpringBoot</text:span></text:p>
      <text:p text:style-name="P8"><text:span text:style-name="T27"><text:tab/></text:span><text:span text:style-name="T23">No contexto do Spring Boot, o JSON é frequentemente usado para serializar e deserializar dados entre o servidor e os clientes</text:span><text:span text:style-name="T27">.</text:span></text:p>
      <text:p text:style-name="P12"><text:span text:style-name="T27"/></text:p>
      <text:p text:style-name="P20"><text:span text:style-name="T22">22. JSON e JPA</text:span></text:p>
      <text:p text:style-name="P8"><text:span text:style-name="T27"><text:tab/></text:span><text:span text:style-name="T28">Exemplo: O</text:span><text:span text:style-name="T23"> cliente pode enviar dados em formato JSON para o servidor, e o servidor pode usar JPA para converter esses dados JSON em objetos Java e, em seguida, persisti-los no banco de dados. Da mesma forma, quando os dados são recuperados do banco de dados, o JPA pode converter os objetos Java em JSON para enviá-los ao cliente.</text:span></text:p>
      <text:p text:style-name="P8"><text:span text:style-name="T23"/></text:p>
      <text:p text:style-name="P21"><text:span text:style-name="T56">25. @Table</text:span></text:p>
      <text:p text:style-name="P9"><text:span text:style-name="T38"><text:tab/></text:span><text:span text:style-name="T39"> Notação do jpa para nomear a tabela do banco de dados, </text:span><text:span text:style-name="T38">usado para fins objetos relacionais.</text:span></text:p>
      <text:p text:style-name="P9"><text:span text:style-name="T39"/></text:p>
      <text:p text:style-name="P24"><text:span text:style-name="T23"><text:tab/>“Em resumo, o JSON é uma forma comum de representar dados em aplicativos web modernos, enquanto o Spring Boot e o JPA são tecnologias frequentemente usadas para facilitar o desenvolvimento de aplicativos e a interação com o banco de dados. A combinação dessas tecnologias pode permitir o desenvolvimento eficiente e escalável de aplicações web.”</text:span></text:p>
      <text:p text:style-name="P8"><text:span text:style-name="T23"/></text:p>
      <text:p text:style-name="P21"><text:span text:style-name="T22">Anotações do Lombok</text:span></text:p>
      <text:p text:style-name="P21"><text:span text:style-name="T22"/></text:p>
      <text:p text:style-name="P17"><text:span text:style-name="T37">23. @Data:</text:span></text:p>
      <text:p text:style-name="P2"><text:span text:style-name="T45"><text:tab/>Combina as anotações @Getter, @Setter, @ToString, @EqualsAndHashCode e <text:tab/>@RequiredArgsConstructor em uma única anotação.</text:span></text:p>
      <text:p text:style-name="P22"><text:span text:style-name="T35"><text:tab/></text:span><text:span text:style-name="T36">Se n</text:span><text:span text:style-name="T54">ão usar eu não consigo nos testes acessar a classe, ex: getName(), setName(),....</text:span></text:p>
      <text:p text:style-name="P13"><text:span text:style-name="T23"/></text:p>
      <text:p text:style-name="P21"><text:span text:style-name="T22">24. @Builder</text:span></text:p>
      <text:p text:style-name="P3"><text:span text:style-name="T43"><text:tab/>Gera automaticamente uma classe interna Builder para facilitar a construção de objetos <text:tab/>complexos com muitos atributos.</text:span></text:p>
      <text:p text:style-name="P22"><text:span text:style-name="T34"><text:tab/></text:span><text:span text:style-name="T36">Se n</text:span><text:span text:style-name="T54">ão usar o builder eu não consigo criar um produto nos testes usando, ex: User.builder()</text:span></text:p>
      <text:p text:style-name="P23"><text:span text:style-name="T54"/></text:p>
      <text:p text:style-name="P21"><text:span text:style-name="T22">26. @AllArgsConstructor/ NoArgsConstructor</text:span></text:p>
      <text:p text:style-name="P9"><text:span text:style-name="T29"><text:tab/></text:span><text:span text:style-name="T23">Gera automaticamente um construtor com argumentos para todos os atributos da classe</text:span><text:span text:style-name="T29"> / </text:span><text:span text:style-name="T23">Gera automaticamente um construtor padrão sem argumentos.</text:span></text:p>
      <text:p text:style-name="P9"><text:span text:style-name="T23"/></text:p>
      <text:p text:style-name="P9"><text:span text:style-name="T2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/>
    <style:font-face style:name="JetBrains Mono" svg:font-family="'JetBrains Mono'"/>
    <style:font-face style:name="JetBrains Mono1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aRAL" svg:font-family="aRAL"/>
    <style:font-face style:name="aRISL" svg:font-family="aRIS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20:59:55.765211375</meta:creation-date>
    <dc:date>2023-07-31T23:01:02.982104606</dc:date>
    <meta:editing-duration>PT46M55S</meta:editing-duration>
    <meta:editing-cycles>1</meta:editing-cycles>
    <meta:document-statistic meta:table-count="0" meta:image-count="0" meta:object-count="0" meta:page-count="3" meta:paragraph-count="63" meta:word-count="787" meta:character-count="5016" meta:non-whitespace-character-count="4250"/>
    <meta:generator>LibreOffice/7.3.7.2$Linux_X86_64 LibreOffice_project/30$Build-2</meta:generator>
  </office:meta>
</office:document-meta>
</file>